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5.54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6.77cm"/>
    </style:style>
    <style:style style:name="co7" style:family="table-column">
      <style:table-column-properties fo:break-before="auto" style:column-width="0.642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7.006cm"/>
    </style:style>
    <style:style style:name="co10" style:family="table-column">
      <style:table-column-properties fo:break-before="auto" style:column-width="8.991cm"/>
    </style:style>
    <style:style style:name="co11" style:family="table-column">
      <style:table-column-properties fo:break-before="auto" style:column-width="9.934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1.554cm"/>
    </style:style>
    <style:style style:name="co14" style:family="table-column">
      <style:table-column-properties fo:break-before="auto" style:column-width="1.221cm"/>
    </style:style>
    <style:style style:name="co15" style:family="table-column">
      <style:table-column-properties fo:break-before="auto" style:column-width="8.2cm"/>
    </style:style>
    <style:style style:name="co16" style:family="table-column">
      <style:table-column-properties fo:break-before="auto" style:column-width="5.05cm"/>
    </style:style>
    <style:style style:name="co17" style:family="table-column">
      <style:table-column-properties fo:break-before="auto" style:column-width="4.99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4.027cm" fo:break-before="auto" style:use-optimal-row-height="false"/>
    </style:style>
    <style:style style:name="ro4" style:family="table-row">
      <style:table-row-properties style:row-height="3.974cm" fo:break-before="auto" style:use-optimal-row-height="fals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3.129cm" fo:break-before="auto" style:use-optimal-row-height="true"/>
    </style:style>
    <style:style style:name="ro7" style:family="table-row">
      <style:table-row-properties style:row-height="2.72cm" fo:break-before="auto" style:use-optimal-row-height="true"/>
    </style:style>
    <style:style style:name="ro8" style:family="table-row">
      <style:table-row-properties style:row-height="5.581cm" fo:break-before="auto" style:use-optimal-row-height="false"/>
    </style:style>
    <style:style style:name="ro9" style:family="table-row">
      <style:table-row-properties style:row-height="5.634cm" fo:break-before="auto" style:use-optimal-row-height="false"/>
    </style:style>
    <style:style style:name="ro10" style:family="table-row">
      <style:table-row-properties style:row-height="5.528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  <style:style style:name="ce1" style:family="table-cell" style:parent-style-name="Default">
      <style:table-cell-properties fo:background-color="#0000cc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 style:data-style-name="N75">
      <style:table-cell-properties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0000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cccccc" style:text-align-source="fix" style:repeat-content="false" style:rotation-angle="42" style:rotation-align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rotation-angle="42" style:rotation-align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rotation-angle="42" style:rotation-align="none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fo:wrap-option="wrap" style:rotation-angle="0" style:rotation-align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wrap-option="wrap" style:rotation-angle="0" style:rotation-align="none" style:vertical-align="middle"/>
      <style:paragraph-properties fo:text-align="center"/>
    </style:style>
    <style:style style:name="ce16" style:family="table-cell" style:parent-style-name="Default">
      <style:table-cell-properties fo:background-color="#cccccc" fo:wrap-option="wrap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transparent" fo:wrap-option="wrap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84d1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">
      <style:table-cell-properties fo:background-color="#0084d1"/>
    </style:style>
    <style:style style:name="ce22" style:family="table-cell" style:parent-style-name="Default" style:data-style-name="N11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mári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office:value-type="string">
            <text:p>Cliente</text:p>
          </table:table-cell>
          <table:table-cell office:value-type="string">
            <text:p>AppProva</text:p>
          </table:table-cell>
          <table:table-cell table:number-columns-repeated="2"/>
          <table:table-cell table:style-name="ce4" office:value-type="string" table:number-columns-spanned="3" table:number-rows-spanned="1">
            <text:p>Histórico de Revisões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Projeto</text:p>
          </table:table-cell>
          <table:table-cell office:value-type="string">
            <text:p>Desafio para QA Engineer</text:p>
          </table:table-cell>
          <table:table-cell table:number-columns-repeated="2"/>
          <table:table-cell table:style-name="ce1" office:value-type="string">
            <text:p>Data</text:p>
          </table:table-cell>
          <table:table-cell table:style-name="ce1" office:value-type="string">
            <text:p>Atualizado Por</text:p>
          </table:table-cell>
          <table:table-cell table:style-name="ce1" office:value-type="string">
            <text:p>Descrição da Atualização</text:p>
          </table:table-cell>
        </table:table-row>
        <table:table-row table:style-name="ro1">
          <table:table-cell office:value-type="string">
            <text:p>Elaborado Por</text:p>
          </table:table-cell>
          <table:table-cell office:value-type="string">
            <text:p>Cristina de Almeida</text:p>
          </table:table-cell>
          <table:table-cell table:number-columns-repeated="5"/>
        </table:table-row>
        <table:table-row table:style-name="ro1">
          <table:table-cell office:value-type="string">
            <text:p>Revisado por</text:p>
          </table:table-cell>
          <table:table-cell office:value-type="string">
            <text:p>Cristina de Almeida</text:p>
          </table:table-cell>
          <table:table-cell table:number-columns-repeated="5"/>
        </table:table-row>
        <table:table-row table:style-name="ro1">
          <table:table-cell office:value-type="string">
            <text:p>Data da Criação</text:p>
          </table:table-cell>
          <table:table-cell table:style-name="ce3" office:value-type="date" office:date-value="2018-03-09">
            <text:p>9 de Mar de 2018</text:p>
          </table:table-cell>
          <table:table-cell table:number-columns-repeated="5"/>
        </table:table-row>
        <table:table-row table:style-name="ro1">
          <table:table-cell office:value-type="string">
            <text:p>Executor dos Testes</text:p>
          </table:table-cell>
          <table:table-cell office:value-type="string">
            <text:p>Cristina de Almeida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>
            <draw:frame table:end-cell-address="Sumário.D28" table:end-x="0.222cm" table:end-y="0.445cm" draw:z-index="0" draw:style-name="gr1" draw:text-style-name="P1" svg:width="13.336cm" svg:height="8.584cm" svg:x="1.03cm" svg:y="0.442cm">
              <draw:object draw:notify-on-update-of-ranges="Resultados.A3:Resultados.A3 Resultados.C3:Resultados.C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2"/>
          <table:table-cell table:style-name="Default" table:number-columns-repeated="3"/>
        </table:table-row>
      </table:table>
      <table:table table:name="Cenários Possívei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6" office:value-type="string">
            <text:p>ID</text:p>
          </table:table-cell>
          <table:table-cell table:style-name="ce4" office:value-type="string">
            <text:p>Componente /Funcionalidade</text:p>
          </table:table-cell>
          <table:table-cell table:style-name="ce6" office:value-type="string">
            <text:p>Título</text:p>
          </table:table-cell>
          <table:table-cell table:style-name="ce6" office:value-type="string">
            <text:p>Passo-a-passo</text:p>
          </table:table-cell>
          <table:table-cell table:style-name="ce6" office:value-type="string">
            <text:p>Resultado Esperado</text:p>
          </table:table-cell>
          <table:table-cell table:style-name="ce6" office:value-type="string">
            <text:p>Pre-Condições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Obs.</text:p>
          </table:table-cell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1" office:value-type="string">
            <text:p>Cadastro de Atividade</text:p>
          </table:table-cell>
          <table:table-cell table:style-name="ce14" office:value-type="string">
            <text:p>Criar Atividade Como Professor – Criar Nome da Atividade</text:p>
          </table:table-cell>
          <table:table-cell table:style-name="ce16" office:value-type="string">
            <text:p>1 - Efetuar Login </text:p>
            <text:p>2 - Na home principal do AppProva Professor, clicar no menu &gt;Simulados;</text:p>
            <text:p>3 - Na página Simulados, clicar no comando [+ Novo Simulado];</text:p>
            <text:p>4 - Na página Novo Simulado, não preencher o campo &lt;Nome do Simulado&gt; e clicar no comando [Próximo]</text:p>
          </table:table-cell>
          <table:table-cell table:style-name="ce16" office:value-type="string">
            <text:p>1 - Usuário logar com sucesso e visualizar a sua home principal AppProva Professor;</text:p>
            <text:p>2 - Deve ser exibido a página Simulados, contendo o comando [ + Novo Simulado];</text:p>
            <text:p>3 - Deve ser exibido a página Novo Simulado com o campo para cadastro do nome do simulado e o comando [Próximo];</text:p>
            <text:p>4 - O sistema não deve permitir o cadastro em branco. Deve ser exibida uma mensagem de erro informando que este campo é obrigatório</text:p>
          </table:table-cell>
          <table:table-cell table:style-name="ce16"/>
          <table:table-cell table:style-name="ce10" table:number-columns-repeated="2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2" office:value-type="string">
            <text:p>Cadastro de Atividade</text:p>
          </table:table-cell>
          <table:table-cell office:value-type="string">
            <text:p>Criar Atividade Como Professor <text:s/>– Criar Nome da Atividade</text:p>
          </table:table-cell>
          <table:table-cell table:style-name="ce17" office:value-type="string">
            <text:p>1 - Efetuar Login </text:p>
            <text:p>2 - Na home principal do AppProva Professor, clicar no menu &gt;Simulados;</text:p>
            <text:p>3 - Na página Simulados, clicar no comando [+ Novo Simulado]</text:p>
            <text:p>4 - Na página Novo Simulado, preencher o campo &lt;Nome do Simulado&gt; e clicar no comando [Próximo]</text:p>
          </table:table-cell>
          <table:table-cell table:style-name="ce17" office:value-type="string">
            <text:p>1 - Usuário logar com sucesso e visualizar a sua home principal AppProva Professor;</text:p>
            <text:p>2 - Deve ser exibido a página Simulados, contendo o comando [ + Novo Simulado];</text:p>
            <text:p>3 - Deve ser exibido a página Novo Simulado com o campo para cadastro do nome do simulado e o comando [Próximo];</text:p>
            <text:p>4 - O sistema deve permitir o cadastro do nome do simulado. Deve seguir para o passo Selecionar Disciplina e exibir todas as disciplinas cadastradas</text:p>
          </table:table-cell>
          <table:table-cell table:style-name="ce17" office:value-type="string">
            <text:p>Deve existir Disciplinas cadastradas</text:p>
          </table:table-cell>
          <table:table-cell office:value-type="string">
            <text:p>OK</text:p>
          </table:table-cell>
          <table:table-cell/>
        </table:table-row>
        <table:table-row table:style-name="ro5">
          <table:table-cell table:style-name="ce7" office:value-type="float" office:value="3">
            <text:p>3</text:p>
          </table:table-cell>
          <table:table-cell table:style-name="ce11" office:value-type="string">
            <text:p>Cadastro de Atividade</text:p>
          </table:table-cell>
          <table:table-cell table:style-name="ce14" office:value-type="string">
            <text:p>Criar Atividade Como Professor – Selecionar Disciplina</text:p>
          </table:table-cell>
          <table:table-cell table:style-name="ce16" office:value-type="string">
            <text:p>Pre-Condição: Ter passado pelo ID 2</text:p>
            <text:p>1 - Selecionar Disciplina</text:p>
            <text:p>2 - Não selecionar nenhum checkbox referente aos conteúdos e clicar no comando [Próximo]</text:p>
          </table:table-cell>
          <table:table-cell table:style-name="ce16" office:value-type="string">
            <text:p>1 - O sistema deve exibir uma lista com os conteúdos cadastrados, referentes à disciplina selecionada;</text:p>
            <text:p>2 - O sistema não deve permitir prosseguir. Deve ser exibida uma mensagem de erro informando que é obrigarório selecionar pelo menos uma opção</text:p>
          </table:table-cell>
          <table:table-cell table:style-name="ce16" office:value-type="string">
            <text:p>Deve existir Disciplinas e seus referentes Conteúdos cadastrados</text:p>
          </table:table-cell>
          <table:table-cell table:style-name="ce10" table:number-columns-repeated="2"/>
        </table:table-row>
        <table:table-row table:style-name="ro6">
          <table:table-cell table:style-name="ce8" office:value-type="float" office:value="4">
            <text:p>4</text:p>
          </table:table-cell>
          <table:table-cell table:style-name="ce12" office:value-type="string">
            <text:p>Cadastro de Atividade</text:p>
          </table:table-cell>
          <table:table-cell office:value-type="string">
            <text:p>Criar Atividade Como Professor – Selecionar Disciplina</text:p>
          </table:table-cell>
          <table:table-cell table:style-name="ce17" office:value-type="string">
            <text:p>Pre-Condição: Ter passado pelo ID 2</text:p>
            <text:p>1 - Selecionar Disciplina</text:p>
            <text:p>2 - Selecionar um checkbox referente aos conteúdos;</text:p>
            <text:p>3 - Clicar no comando [Próximo]</text:p>
          </table:table-cell>
          <table:table-cell table:style-name="ce17" office:value-type="string">
            <text:p>1 - O sistema deve exibir uma lista com os conteúdos cadastrados, referentes à disciplina selecionada;</text:p>
            <text:p>2 - Deve ser exibida uma mensagem informando o nome do conteúdo que foi selecionado;</text:p>
            <text:p>3 - O sistema deve permitir prosseguir. Deve seguir para o passo Questões e exibir todas as questões cadastradas do conteúdo selecionado.</text:p>
          </table:table-cell>
          <table:table-cell table:style-name="ce17" office:value-type="string">
            <text:p>Deve existir Disciplinas e seus referentes Conteúdos cadastrados</text:p>
          </table:table-cell>
          <table:table-cell office:value-type="string">
            <text:p>OK</text:p>
          </table:table-cell>
          <table:table-cell/>
        </table:table-row>
        <table:table-row table:style-name="ro5">
          <table:table-cell table:style-name="ce7" office:value-type="float" office:value="5">
            <text:p>5</text:p>
          </table:table-cell>
          <table:table-cell table:style-name="ce11" office:value-type="string">
            <text:p>Cadastro de Atividade</text:p>
          </table:table-cell>
          <table:table-cell table:style-name="ce14" office:value-type="string">
            <text:p>Criar Atividade Como Professor – Questões</text:p>
          </table:table-cell>
          <table:table-cell table:style-name="ce16" office:value-type="string">
            <text:p>Pre-Condição: Ter passado pelo ID 4</text:p>
            <text:p>1 - Não clicar no comando [Adicionar Questão] e clicar no comando [Próximo]</text:p>
          </table:table-cell>
          <table:table-cell table:style-name="ce16" office:value-type="string">
            <text:p>1 - O sistema não deve permitir prosseguir. Deve exibir mensagem de erro informando que nenhuma questão foi adicionada</text:p>
          </table:table-cell>
          <table:table-cell table:style-name="ce16" office:value-type="string">
            <text:p>Deve existir Questões referente ao Conteúdo cadastradas </text:p>
          </table:table-cell>
          <table:table-cell table:style-name="ce10" table:number-columns-repeated="2"/>
        </table:table-row>
        <table:table-row table:style-name="ro7">
          <table:table-cell table:style-name="ce9" office:value-type="float" office:value="6">
            <text:p>6</text:p>
          </table:table-cell>
          <table:table-cell table:style-name="ce13" office:value-type="string">
            <text:p>Cadastro de Atividade</text:p>
          </table:table-cell>
          <table:table-cell office:value-type="string">
            <text:p>Criar Atividade Como Professor – Questões</text:p>
          </table:table-cell>
          <table:table-cell table:style-name="ce18" office:value-type="string">
            <text:p>Pre-Condição: Ter passado pelo ID 4</text:p>
            <text:p>1 - Clicar no comando [Adicionar Questão]</text:p>
            <text:p>2 - Clicar no comando [Próximo]</text:p>
          </table:table-cell>
          <table:table-cell table:style-name="ce18" office:value-type="string">
            <text:p>1 - O Sistema deve exibir mensagem informando o número da questão que foi adicionada e o total de questões já adicionada ao simulado;</text:p>
            <text:p>2 - O sistema deve permitir prosseguir. Deve seguir para o passo Finalizar</text:p>
          </table:table-cell>
          <table:table-cell table:style-name="ce18" office:value-type="string">
            <text:p>Deve existir Questões referente ao Conteúdo cadastradas </text:p>
          </table:table-cell>
          <table:table-cell office:value-type="string">
            <text:p>OK</text:p>
          </table:table-cell>
          <table:table-cell/>
        </table:table-row>
        <table:table-row table:style-name="ro7">
          <table:table-cell table:style-name="ce10" office:value-type="float" office:value="7">
            <text:p>7</text:p>
          </table:table-cell>
          <table:table-cell table:style-name="ce11" office:value-type="string">
            <text:p>Cadastro de Atividade</text:p>
          </table:table-cell>
          <table:table-cell table:style-name="ce14" office:value-type="string">
            <text:p>Criar Atividade Como Professor – Finalizar</text:p>
          </table:table-cell>
          <table:table-cell table:style-name="ce16" office:value-type="string">
            <text:p>Pre-Condição: Ter passado pelo ID 6</text:p>
            <text:p>1 – Não preencher nenhum valor na página Finalizar e clicar no comando [Salvar Rascunho]</text:p>
          </table:table-cell>
          <table:table-cell table:style-name="ce16" office:value-type="string">
            <text:p>1 – O sistema deve exibir mensagem de simulado salvo como rascunho. Deve exibir página de Simulado</text:p>
          </table:table-cell>
          <table:table-cell table:style-name="ce10"/>
          <table:table-cell table:style-name="ce10" office:value-type="string">
            <text:p>OK</text:p>
          </table:table-cell>
          <table:table-cell table:style-name="ce10"/>
        </table:table-row>
        <table:table-row table:style-name="ro7">
          <table:table-cell office:value-type="float" office:value="8">
            <text:p>8</text:p>
          </table:table-cell>
          <table:table-cell table:style-name="ce13" office:value-type="string">
            <text:p>Cadastro de Atividade</text:p>
          </table:table-cell>
          <table:table-cell office:value-type="string">
            <text:p>Criar Atividade Como Professor – Finalizar</text:p>
          </table:table-cell>
          <table:table-cell table:style-name="ce18" office:value-type="string">
            <text:p>Pre-Condição: Ter passado pelo ID 6</text:p>
            <text:p>1 - Preencher com valores válidos os campos da página Finalizar e clicar no comando [Salvar Rascunho]</text:p>
          </table:table-cell>
          <table:table-cell table:style-name="ce18" office:value-type="string">
            <text:p>1 – O sistema deve exibir mensagem de simulado salvo como rascunho. Deve exibir página de Meus Simulados</text:p>
          </table:table-cell>
          <table:table-cell/>
          <table:table-cell office:value-type="string">
            <text:p>OK</text:p>
          </table:table-cell>
          <table:table-cell/>
        </table:table-row>
        <table:table-row table:style-name="ro8">
          <table:table-cell table:style-name="ce10" office:value-type="float" office:value="9">
            <text:p>9</text:p>
          </table:table-cell>
          <table:table-cell table:style-name="ce11" office:value-type="string">
            <text:p>Cadastro de Atividade</text:p>
          </table:table-cell>
          <table:table-cell table:style-name="ce14" office:value-type="string">
            <text:p>Criar Atividade Como Professor – Publicar Atividade Salva no Rascunho</text:p>
          </table:table-cell>
          <table:table-cell table:style-name="ce16" office:value-type="string">
            <text:p>Pre-Condição: Ter pelo menos um simulado salvo como rascunho</text:p>
            <text:p>1 - Efetuar Login </text:p>
            <text:p>2 - Na home principal do AppProva Professor, clicar no menu &gt;Simulados;</text:p>
            <text:p>3 - Selecionar a opção Rascunhos no menu&gt; Meus Simulados;</text:p>
            <text:p>4 - Clicar no Simulado que deseja publicar;</text:p>
            <text:p>5 - Clicar no comando [Editar];</text:p>
            <text:p>6 - Informar valores inválidos para o campo &lt;Data Início&gt; e informar valores válidos para os demais campos e clicar no comando [Publicar]</text:p>
          </table:table-cell>
          <table:table-cell table:style-name="ce16" office:value-type="string">
            <text:p>1 - Usuário logar com sucesso e visualizar a sua home principal AppProva Professor;</text:p>
            <text:p>2 - Deve ser exibido a página Simulados, contendo o menu &gt; Meus Simulados;</text:p>
            <text:p>3 - O sistema deve exibir a grid com os rascunhos cadastrados;</text:p>
            <text:p>4 - O sistema deve exibir a página com os detalhes do simulado selecionado;</text:p>
            <text:p>5 - O sistema deve exibir o simulado com os dados para edição;</text:p>
            <text:p>6 – O sistema não deve permitir prosseguir. Deve exibir mensagem informando que a data inicio deve ser maior que a atual</text:p>
          </table:table-cell>
          <table:table-cell table:style-name="ce16" office:value-type="string">
            <text:p>Deve existir Rascuhos cadastrados</text:p>
          </table:table-cell>
          <table:table-cell table:style-name="ce10" table:number-columns-repeated="2"/>
        </table:table-row>
        <table:table-row table:style-name="ro9">
          <table:table-cell office:value-type="float" office:value="10">
            <text:p>10</text:p>
          </table:table-cell>
          <table:table-cell table:style-name="ce13" office:value-type="string">
            <text:p>Cadastro de Atividade</text:p>
          </table:table-cell>
          <table:table-cell office:value-type="string">
            <text:p>Criar Atividade Como Professor – Publicar Atividade Salva no Rascunho</text:p>
          </table:table-cell>
          <table:table-cell table:style-name="ce18" office:value-type="string">
            <text:p>Pre-Condição: Ter pelo menos um simulado salvo como rascunho</text:p>
            <text:p>1 - Efetuar Login </text:p>
            <text:p>2 - Na home principal do AppProva Professor, clicar no menu &gt;Simulados;</text:p>
            <text:p>3 - Selecionar a opção Rascunhos no menu&gt; Meus Simulados;</text:p>
            <text:p>4 - Clicar no Simulado que deseja publicar;</text:p>
            <text:p>5 - Clicar no comando [Editar];</text:p>
            <text:p>6 - Informar valores inválidos para o campo &lt;Data Fim&gt; e informar valores válidos para os demais campos e clicar no comando [Publicar]</text:p>
          </table:table-cell>
          <table:table-cell table:style-name="ce18" office:value-type="string">
            <text:p>1 - Usuário logar com sucesso e visualizar a sua home principal AppProva Professor;</text:p>
            <text:p>2 - Deve ser exibido a página Simulados, contendo o menu &gt; Meus Simulados;</text:p>
            <text:p>3 - O sistema deve exibir a grid com os rascunhos cadastrados;</text:p>
            <text:p>4 - O sistema deve exibir a página com os detalhes do simulado selecionado;</text:p>
            <text:p>5 - O sistema deve exibir o simulado com os dados para edição;</text:p>
            <text:p>6 – O sistema não deve permitir prosseguir. Deve exibir mensagem informando que a data fim deve ser maior que a data inicio e maior que a atual</text:p>
          </table:table-cell>
          <table:table-cell table:style-name="ce18" office:value-type="string">
            <text:p>Deve existir Rascuhos cadastrados</text:p>
          </table:table-cell>
          <table:table-cell table:number-columns-repeated="2"/>
        </table:table-row>
        <table:table-row table:style-name="ro10">
          <table:table-cell table:style-name="ce10" office:value-type="float" office:value="11">
            <text:p>11</text:p>
          </table:table-cell>
          <table:table-cell table:style-name="ce11" office:value-type="string">
            <text:p>Cadastro de Atividade</text:p>
          </table:table-cell>
          <table:table-cell table:style-name="ce14" office:value-type="string">
            <text:p>Criar Atividade Como Professor – Publicar Atividade Salva no Rascunho</text:p>
          </table:table-cell>
          <table:table-cell table:style-name="ce16" office:value-type="string">
            <text:p>Pre-Condição: Ter pelo menos um simulado salvo como rascunho</text:p>
            <text:p>1 - Efetuar Login </text:p>
            <text:p>2 - Na home principal do AppProva Professor, clicar no menu &gt;Simulados;</text:p>
            <text:p>3 - Selecionar a opção Rascunhos no menu&gt; Meus Simulados;</text:p>
            <text:p>4 - Clicar no Simulado que deseja publicar;</text:p>
            <text:p>5 - Clicar no comando [Editar];</text:p>
            <text:p>6 - Informar valores inválidos para o campo &lt;Tempo para responder à atividade&gt; e informar valores válidos para os demais campos e clicar no comando [Publicar]</text:p>
          </table:table-cell>
          <table:table-cell table:style-name="ce16" office:value-type="string">
            <text:p>1 - Usuário logar com sucesso e visualizar a sua home principal AppProva Professor;</text:p>
            <text:p>2 - Deve ser exibido a página Simulados, contendo o menu &gt; Meus Simulados;</text:p>
            <text:p>3 - O sistema deve exibir a grid com os rascunhos cadastrados;</text:p>
            <text:p>4 - O sistema deve exibir a página com os detalhes do simulado selecionado;</text:p>
            <text:p>5 - O sistema deve exibir o simulado com os dados para edição;</text:p>
            <text:p>6 – O sistema não deve permitir prosseguir. Deve exibir mensagem informando que o tempo deve ser maior que 0 e menor que 1440min</text:p>
          </table:table-cell>
          <table:table-cell table:style-name="ce16" office:value-type="string">
            <text:p>Deve existir Rascuhos cadastrados</text:p>
          </table:table-cell>
          <table:table-cell table:style-name="ce10" table:number-columns-repeated="2"/>
        </table:table-row>
        <table:table-row table:style-name="ro10">
          <table:table-cell office:value-type="float" office:value="12">
            <text:p>12</text:p>
          </table:table-cell>
          <table:table-cell table:style-name="ce13" office:value-type="string">
            <text:p>Cadastro de Atividade</text:p>
          </table:table-cell>
          <table:table-cell office:value-type="string">
            <text:p>Criar Atividade Como Professor – Publicar Atividade Salva no Rascunho</text:p>
          </table:table-cell>
          <table:table-cell table:style-name="ce18" office:value-type="string">
            <text:p>Pre-Condição: Ter pelo menos um simulado salvo como rascunho</text:p>
            <text:p>1 - Efetuar Login </text:p>
            <text:p>2 - Na home principal do AppProva Professor, clicar no menu &gt;Simulados;</text:p>
            <text:p>3 - Selecionar a opção Rascunhos no menu&gt; Meus Simulados;</text:p>
            <text:p>4 - Clicar no Simulado que deseja publicar;</text:p>
            <text:p>5 - Clicar no comando [Editar];</text:p>
            <text:p>6 - Informar valores válidos para todos campos e clicar no comando [Publicar]</text:p>
          </table:table-cell>
          <table:table-cell table:style-name="ce18" office:value-type="string">
            <text:p>2 - Usuário logar com sucesso e visualizar a sua home principal AppProva Professor;</text:p>
            <text:p>2 - Deve ser exibido a página Simulados, contendo o menu &gt; Meus Simulados;</text:p>
            <text:p>3 - O sistema deve exibir a grid com os rascunhos cadastrados;</text:p>
            <text:p>4 - O sistema deve exibir a página com os detalhes do simulado selecionado;</text:p>
            <text:p>5 - O sistema deve exibir o simulado com os dados para edição;</text:p>
            <text:p>6 – O sistema deve permitir prosseguir. Deve exibir mensagem informando que o simulado foi publicado com sucesso</text:p>
          </table:table-cell>
          <table:table-cell table:style-name="ce18" office:value-type="string">
            <text:p>Deve existir Rascuhos cadastrados</text:p>
          </table:table-cell>
          <table:table-cell office:value-type="string">
            <text:p>OK</text:p>
          </table:table-cell>
          <table:table-cell/>
        </table:table-row>
        <table:table-row table:style-name="ro10" table:number-rows-repeated="23">
          <table:table-cell table:number-columns-repeated="8"/>
        </table:table-row>
        <table:table-row table:style-name="ro10">
          <table:table-cell table:number-columns-repeated="8"/>
        </table:table-row>
      </table:table>
      <table:table table:name="Evidências" table:style-name="ta1" table:print="false">
        <table:table-column table:style-name="co3" table:default-cell-style-name="Default"/>
        <table:table-column table:style-name="co15" table:default-cell-style-name="Default"/>
        <table:table-row table:style-name="ro11" table:number-rows-repeated="6">
          <table:table-cell table:number-columns-repeated="2"/>
        </table:table-row>
        <table:table-row table:style-name="ro12">
          <table:table-cell table:style-name="ce1" office:value-type="string">
            <text:p>Evidencia</text:p>
          </table:table-cell>
          <table:table-cell table:style-name="ce19" office:value-type="string">
            <text:p>Ver Pasta : APPprova\TestReport</text:p>
          </table:table-cell>
        </table:table-row>
      </table:table>
      <table:table table:name="Resultados" table:style-name="ta1" table:print="false">
        <table:table-column table:style-name="co16" table:default-cell-style-name="ce1"/>
        <table:table-column table:style-name="co5" table:default-cell-style-name="ce19"/>
        <table:table-column table:style-name="co17" table:default-cell-style-name="ce22"/>
        <table:table-row table:style-name="ro1">
          <table:table-cell table:style-name="ce4" office:value-type="string" table:number-columns-spanned="3" table:number-rows-spanned="1">
            <text:p>Resultados</text:p>
          </table:table-cell>
          <table:covered-table-cell table:number-columns-repeated="2" table:style-name="Default"/>
        </table:table-row>
        <table:table-row table:style-name="ro13">
          <table:table-cell office:value-type="string">
            <text:p>Total de Cenários</text:p>
          </table:table-cell>
          <table:table-cell table:style-name="ce20" table:formula="of:=COUNT(['Cenários Possíveis'.A2:.A13])" office:value-type="float" office:value="12">
            <text:p>12</text:p>
          </table:table-cell>
          <table:table-cell table:style-name="ce21" table:formula="of:=[.B2]/[.B2]" office:value-type="percentage" office:value="1">
            <text:p>100,00%</text:p>
          </table:table-cell>
        </table:table-row>
        <table:table-row table:style-name="ro13">
          <table:table-cell office:value-type="string">
            <text:p>Cenários Ok</text:p>
          </table:table-cell>
          <table:table-cell table:formula="of:=COUNTIF(['Cenários Possíveis'.G2:.G13];&quot;OK&quot;)" office:value-type="float" office:value="6">
            <text:p>6</text:p>
          </table:table-cell>
          <table:table-cell table:formula="of:=[.B3]/[.B2]" office:value-type="percentage" office:value="0.5">
            <text:p>50,00%</text:p>
          </table:table-cell>
        </table:table-row>
        <table:table-row table:style-name="ro13">
          <table:table-cell office:value-type="string">
            <text:p>Cenários NOK</text:p>
          </table:table-cell>
          <table:table-cell table:formula="of:=COUNTIF(['Cenários Possíveis'.G3:.G14];&quot;NOK&quot;)" office:value-type="float" office:value="0">
            <text:p>0</text:p>
          </table:table-cell>
          <table:table-cell table:formula="of:=[.B4]/[.B2]" office:value-type="percentage" office:value="0">
            <text:p>0,00%</text:p>
          </table:table-cell>
        </table:table-row>
        <table:table-row table:style-name="ro13">
          <table:table-cell office:value-type="string">
            <text:p>Cenários não testados</text:p>
          </table:table-cell>
          <table:table-cell table:formula="of:=[.B2]-[.B3]-[.B4]" office:value-type="float" office:value="6">
            <text:p>6</text:p>
          </table:table-cell>
          <table:table-cell table:formula="of:=[.B5]/[.B2]" office:value-type="percentage" office:value="0.5">
            <text:p>50,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009933"/>
    </style:style>
    <style:style style:name="Sem_20_título2" style:display-name="Sem título2" style:family="table-cell" style:parent-style-name="Default">
      <style:table-cell-properties fo:background-color="#cc0000"/>
    </style:style>
    <style:style style:name="Sem_20_título3" style:display-name="Sem título3" style:family="table-cell" style:parent-style-name="Default">
      <style:table-cell-properties fo:background-color="#ffff00"/>
    </style:style>
    <style:style style:name="Sem_20_título4" style:display-name="Sem título4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11/03/2018</text:date>, <text:time>16:4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Almeida</meta:initial-creator>
    <meta:creation-date>2018-03-09T20:58:36.88</meta:creation-date>
    <dc:date>2018-03-11T16:40:46.12</dc:date>
    <dc:creator>Cristina Almeida</dc:creator>
    <meta:editing-duration>PT5H28M37S</meta:editing-duration>
    <meta:editing-cycles>3</meta:editing-cycles>
    <meta:generator>OpenOffice/4.1.5$Win32 OpenOffice.org_project/415m1$Build-9789</meta:generator>
    <meta:document-statistic meta:table-count="4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7cm" svg:height="8.585cm" xlink:href=".." xlink:type="simple" chart:class="chart:circle" chart:style-name="ch1">
        <chart:plot-area chart:style-name="ch2" table:cell-range-address="Resultados.A3:Resultados.A3 Resultados.C3:Resultados.C5" chart:data-source-has-labels="row" svg:x="0.296cm" svg:y="1.2cm" svg:width="8.144cm" svg:height="6.02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96cm" svg:y="0.626cm" svg:width="8.144cm" svg:height="7.17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Resultados.C3:Resultados.C5" chart:label-cell-address="Resultados.A3:Resultados.A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ários Ok</text:p>
                <draw:g>
                  <svg:desc>Resultados.A3:Resultados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Resultados.C3:Resultados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